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triceConfuzie" style:family="table">
      <style:table-properties style:width="18.6cm" fo:margin-left="-1.418cm" table:align="left" style:may-break-between-rows="false"/>
    </style:style>
    <style:style style:name="MatriceConfuzie.A" style:family="table-column">
      <style:table-column-properties style:column-width="0.688cm"/>
    </style:style>
    <style:style style:name="MatriceConfuzie.B" style:family="table-column">
      <style:table-column-properties style:column-width="0.9cm"/>
    </style:style>
    <style:style style:name="MatriceConfuzie.D" style:family="table-column">
      <style:table-column-properties style:column-width="0.926cm"/>
    </style:style>
    <style:style style:name="MatriceConfuzie.M" style:family="table-column">
      <style:table-column-properties style:column-width="0.847cm"/>
    </style:style>
    <style:style style:name="MatriceConfuzie.A1" style:family="table-cell">
      <style:table-cell-properties fo:padding="0.097cm" fo:border-left="0.05pt solid #000000" fo:border-right="none" fo:border-top="0.05pt solid #000000" fo:border-bottom="0.05pt solid #000000"/>
    </style:style>
    <style:style style:name="MatriceConfuzie.U1" style:family="table-cell">
      <style:table-cell-properties fo:padding="0.097cm" fo:border="0.05pt solid #000000"/>
    </style:style>
    <style:style style:name="MatriceConfuzie.A2" style:family="table-cell">
      <style:table-cell-properties fo:padding="0.097cm" fo:border-left="0.05pt solid #000000" fo:border-right="none" fo:border-top="none" fo:border-bottom="0.05pt solid #000000"/>
    </style:style>
    <style:style style:name="MatriceConfuzie.U2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Confuzie2" style:family="table">
      <style:table-properties style:width="19.394cm" fo:margin-left="-1.127cm" table:align="left" style:may-break-between-rows="false"/>
    </style:style>
    <style:style style:name="MatriceConfuzie2.A" style:family="table-column">
      <style:table-column-properties style:column-width="0.688cm"/>
    </style:style>
    <style:style style:name="MatriceConfuzie2.B" style:family="table-column">
      <style:table-column-properties style:column-width="0.9cm"/>
    </style:style>
    <style:style style:name="MatriceConfuzie2.D" style:family="table-column">
      <style:table-column-properties style:column-width="0.926cm"/>
    </style:style>
    <style:style style:name="MatriceConfuzie2.K" style:family="table-column">
      <style:table-column-properties style:column-width="0.873cm"/>
    </style:style>
    <style:style style:name="MatriceConfuzie2.M" style:family="table-column">
      <style:table-column-properties style:column-width="0.979cm"/>
    </style:style>
    <style:style style:name="MatriceConfuzie2.T" style:family="table-column">
      <style:table-column-properties style:column-width="1.005cm"/>
    </style:style>
    <style:style style:name="MatriceConfuzie2.U" style:family="table-column">
      <style:table-column-properties style:column-width="1.296cm"/>
    </style:style>
    <style:style style:name="MatriceConfuzie2.A1" style:family="table-cell">
      <style:table-cell-properties fo:padding="0.097cm" fo:border-left="0.05pt solid #000000" fo:border-right="none" fo:border-top="0.05pt solid #000000" fo:border-bottom="0.05pt solid #000000"/>
    </style:style>
    <style:style style:name="MatriceConfuzie2.U1" style:family="table-cell">
      <style:table-cell-properties fo:padding="0.097cm" fo:border="0.05pt solid #000000"/>
    </style:style>
    <style:style style:name="MatriceConfuzie2.A2" style:family="table-cell">
      <style:table-cell-properties fo:padding="0.097cm" fo:border-left="0.05pt solid #000000" fo:border-right="none" fo:border-top="none" fo:border-bottom="0.05pt solid #000000"/>
    </style:style>
    <style:style style:name="MatriceConfuzie2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97d66" officeooo:paragraph-rsid="00197d66"/>
    </style:style>
    <style:style style:name="P2" style:family="paragraph" style:parent-style-name="Text_20_body">
      <style:text-properties officeooo:rsid="00197d66" officeooo:paragraph-rsid="00197d66"/>
    </style:style>
    <style:style style:name="P3" style:family="paragraph" style:parent-style-name="Text_20_body">
      <style:text-properties officeooo:paragraph-rsid="0019e22a"/>
    </style:style>
    <style:style style:name="P4" style:family="paragraph" style:parent-style-name="Standard">
      <style:text-properties officeooo:rsid="001b2857" officeooo:paragraph-rsid="001b2857"/>
    </style:style>
    <style:style style:name="P5" style:family="paragraph" style:parent-style-name="Standard" style:list-style-name="L1">
      <style:text-properties officeooo:rsid="001b2857" officeooo:paragraph-rsid="001b2857"/>
    </style:style>
    <style:style style:name="P6" style:family="paragraph" style:parent-style-name="Standard" style:list-style-name="L1">
      <style:text-properties officeooo:rsid="001b2857" officeooo:paragraph-rsid="001e839d"/>
    </style:style>
    <style:style style:name="P7" style:family="paragraph" style:parent-style-name="Standard" style:list-style-name="L1">
      <style:text-properties fo:language="en" fo:country="GB" officeooo:rsid="001c671d" officeooo:paragraph-rsid="001c671d"/>
    </style:style>
    <style:style style:name="P8" style:family="paragraph" style:parent-style-name="Standard" style:list-style-name="L1">
      <style:text-properties fo:language="en" fo:country="GB" officeooo:rsid="001c671d" officeooo:paragraph-rsid="001e839d"/>
    </style:style>
    <style:style style:name="P9" style:family="paragraph" style:parent-style-name="Standard">
      <style:text-properties fo:language="en" fo:country="GB" officeooo:rsid="001c671d" officeooo:paragraph-rsid="001c671d"/>
    </style:style>
    <style:style style:name="P10" style:family="paragraph" style:parent-style-name="Standard">
      <style:text-properties fo:language="en" fo:country="GB" officeooo:rsid="001e839d" officeooo:paragraph-rsid="001e839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188fc7" officeooo:paragraph-rsid="00188fc7" style:font-size-asian="8pt" style:font-size-complex="8pt"/>
    </style:style>
    <style:style style:name="P13" style:family="paragraph" style:parent-style-name="Table_20_Contents">
      <style:text-properties fo:font-size="8pt" officeooo:rsid="00197d66" officeooo:paragraph-rsid="00197d66" style:font-size-asian="8pt" style:font-size-complex="8pt"/>
    </style:style>
    <style:style style:name="P14" style:family="paragraph" style:parent-style-name="Table_20_Contents">
      <style:text-properties fo:font-size="8pt" fo:language="ro" fo:country="RO" officeooo:rsid="001c671d" style:font-size-asian="8pt" style:font-size-complex="8pt"/>
    </style:style>
    <style:style style:name="P15" style:family="paragraph" style:parent-style-name="Table_20_Contents">
      <style:text-properties fo:font-size="8pt" fo:language="ro" fo:country="RO" officeooo:rsid="001c671d" officeooo:paragraph-rsid="001c671d" style:font-size-asian="8pt" style:font-size-complex="8pt"/>
    </style:style>
    <style:style style:name="P16" style:family="paragraph" style:parent-style-name="Table_20_Contents">
      <style:text-properties fo:font-size="8pt" fo:language="ro" fo:country="RO" officeooo:rsid="001dd4b8" officeooo:paragraph-rsid="001dd4b8" style:font-size-asian="8pt" style:font-size-complex="8pt"/>
    </style:style>
    <style:style style:name="P17" style:family="paragraph" style:parent-style-name="Table_20_Contents">
      <style:text-properties fo:font-size="8pt" fo:language="ro" fo:country="RO" officeooo:rsid="001e839d" officeooo:paragraph-rsid="001e839d" style:font-size-asian="8pt" style:font-size-complex="8pt"/>
    </style:style>
    <style:style style:name="P18" style:family="paragraph" style:parent-style-name="Header">
      <style:text-properties officeooo:rsid="00197d66" officeooo:paragraph-rsid="00197d66"/>
    </style:style>
    <style:style style:name="T1" style:family="text">
      <style:text-properties officeooo:rsid="00197d66"/>
    </style:style>
    <style:style style:name="T2" style:family="text">
      <style:text-properties fo:language="ro" fo:country="RO"/>
    </style:style>
    <style:style style:name="T3" style:family="text">
      <style:text-properties fo:language="ro" fo:country="RO" officeooo:rsid="00197d66"/>
    </style:style>
    <style:style style:name="T4" style:family="text">
      <style:text-properties fo:language="ro" fo:country="RO" officeooo:rsid="0019e22a"/>
    </style:style>
    <style:style style:name="T5" style:family="text">
      <style:text-properties fo:language="ro" fo:country="RO" officeooo:rsid="001c67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2">Documentație</text:span> Proiect Machine Learning</text:p>
      <text:p text:style-name="Text_20_body"/>
      <text:p text:style-name="Text_20_body"><text:tab/><text:span text:style-name="T3">Clasificatorul folosit în acest proiect a fost SVM cu kernel liniar și c-ul 0.5, </text:span><text:span text:style-name="T4">acesta fiind folosit pentru ambele submisii. Diferența dintre cele două submisii constă doar din o extractie diferită a feature-urilor ( existența sau inexistența cuantilelor) . Astfel, partea comuna a celor doua programe este atât SVM-ul, cât și metoda de împărțire a vectorilor de coordonate. Astfel, odată citit un obiect ( adică un fișier csv), acesta era împărțit în e vectori diferiți, unul pentru coordoantele după x, altul pentru y și altul pentru z. odată aflați acești trei vectori, vectorul de feature-uri era returnat de o funcție care lua acești vectori, îi împărțea în mai mulți subvectori, și pe fiecare subvector returna feature-uri care se adaugau unui vector mai mare, iar la final se făceau acele feature-uri și pe vectorii de coordonate întregi.</text:span></text:p>
      <text:p text:style-name="P3"><text:span text:style-name="T4"><text:tab/>Împărțirea vectorilor se făcea astfel : primele 120 de elemente erau puse în grupulețe de câte 20, iar restul erau puse cu totul până la final, fiind un total de 7 grupulețe pe un vector de date, iar cu grupul cu totul devin 8. Fiind 3 tipuri de coordonate, x, y și z, în total sunt 24 astfel de grupulețe.</text:span></text:p>
      <text:p text:style-name="P3"><text:span text:style-name="T4"><text:tab/>Metoda cea mai eficientă dintre cele două avea suma matricelor de confuzie aceasta:</text:span></text:p>
      <table:table table:name="MatriceConfuzie" table:style-name="MatriceConfuzie">
        <table:table-column table:style-name="MatriceConfuzie.A"/>
        <table:table-column table:style-name="MatriceConfuzie.B" table:number-columns-repeated="2"/>
        <table:table-column table:style-name="MatriceConfuzie.D"/>
        <table:table-column table:style-name="MatriceConfuzie.B" table:number-columns-repeated="8"/>
        <table:table-column table:style-name="MatriceConfuzie.M"/>
        <table:table-column table:style-name="MatriceConfuzie.B"/>
        <table:table-column table:style-name="MatriceConfuzie.M"/>
        <table:table-column table:style-name="MatriceConfuzie.B" table:number-columns-repeated="6"/>
        <table:table-row>
          <table:table-cell table:style-name="MatriceConfuzie.A1" office:value-type="string">
            <text:p text:style-name="P11"/>
          </table:table-cell>
          <table:table-cell table:style-name="MatriceConfuzie.A1" office:value-type="string">
            <text:p text:style-name="P12">1</text:p>
          </table:table-cell>
          <table:table-cell table:style-name="MatriceConfuzie.A1" office:value-type="string">
            <text:p text:style-name="P12">2</text:p>
          </table:table-cell>
          <table:table-cell table:style-name="MatriceConfuzie.A1" office:value-type="string">
            <text:p text:style-name="P12">3</text:p>
          </table:table-cell>
          <table:table-cell table:style-name="MatriceConfuzie.A1" office:value-type="string">
            <text:p text:style-name="P12">4</text:p>
          </table:table-cell>
          <table:table-cell table:style-name="MatriceConfuzie.A1" office:value-type="string">
            <text:p text:style-name="P12">5</text:p>
          </table:table-cell>
          <table:table-cell table:style-name="MatriceConfuzie.A1" office:value-type="string">
            <text:p text:style-name="P12">6</text:p>
          </table:table-cell>
          <table:table-cell table:style-name="MatriceConfuzie.A1" office:value-type="string">
            <text:p text:style-name="P12">7</text:p>
          </table:table-cell>
          <table:table-cell table:style-name="MatriceConfuzie.A1" office:value-type="string">
            <text:p text:style-name="P12">8</text:p>
          </table:table-cell>
          <table:table-cell table:style-name="MatriceConfuzie.A1" office:value-type="string">
            <text:p text:style-name="P12">9</text:p>
          </table:table-cell>
          <table:table-cell table:style-name="MatriceConfuzie.A1" office:value-type="string">
            <text:p text:style-name="P12">10</text:p>
          </table:table-cell>
          <table:table-cell table:style-name="MatriceConfuzie.A1" office:value-type="string">
            <text:p text:style-name="P12">11</text:p>
          </table:table-cell>
          <table:table-cell table:style-name="MatriceConfuzie.A1" office:value-type="string">
            <text:p text:style-name="P12">12</text:p>
          </table:table-cell>
          <table:table-cell table:style-name="MatriceConfuzie.A1" office:value-type="string">
            <text:p text:style-name="P12">13</text:p>
          </table:table-cell>
          <table:table-cell table:style-name="MatriceConfuzie.A1" office:value-type="string">
            <text:p text:style-name="P12">14</text:p>
          </table:table-cell>
          <table:table-cell table:style-name="MatriceConfuzie.A1" office:value-type="string">
            <text:p text:style-name="P12">15</text:p>
          </table:table-cell>
          <table:table-cell table:style-name="MatriceConfuzie.A1" office:value-type="string">
            <text:p text:style-name="P12">16</text:p>
          </table:table-cell>
          <table:table-cell table:style-name="MatriceConfuzie.A1" office:value-type="string">
            <text:p text:style-name="P12">17</text:p>
          </table:table-cell>
          <table:table-cell table:style-name="MatriceConfuzie.A1" office:value-type="string">
            <text:p text:style-name="P12">18</text:p>
          </table:table-cell>
          <table:table-cell table:style-name="MatriceConfuzie.A1" office:value-type="string">
            <text:p text:style-name="P12">19</text:p>
          </table:table-cell>
          <table:table-cell table:style-name="MatriceConfuzie.U1" office:value-type="string">
            <text:p text:style-name="P12">20</text:p>
          </table:table-cell>
        </table:table-row>
        <table:table-row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42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1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95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9</text:p>
          </table:table-cell>
        </table:table-row>
        <table:table-row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18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1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0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8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3</text:p>
          </table:table-cell>
        </table:table-row>
        <table:table-row>
          <table:table-cell table:style-name="MatriceConfuzie.A2" office:value-type="string">
            <text:p text:style-name="P12">5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09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6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34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2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7</text:p>
          </table:table-cell>
          <table:table-cell table:style-name="MatriceConfuzie.A2" office:value-type="string">
            <text:p text:style-name="P12">2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2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8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3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9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9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2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7</text:p>
          </table:table-cell>
          <table:table-cell table:style-name="MatriceConfuzie.U2" office:value-type="string">
            <text:p text:style-name="P12">0</text:p>
          </table:table-cell>
        </table:table-row>
        <table:table-row>
          <table:table-cell table:style-name="MatriceConfuzie.A2" office:value-type="string">
            <text:p text:style-name="P12">1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39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1</text:p>
          </table:table-cell>
        </table:table-row>
        <table:table-row>
          <table:table-cell table:style-name="MatriceConfuzie.A2" office:value-type="string">
            <text:p text:style-name="P12">1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4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U2" office:value-type="string">
            <text:p text:style-name="P12">1</text:p>
          </table:table-cell>
        </table:table-row>
        <table:table-row>
          <table:table-cell table:style-name="MatriceConfuzie.A2" office:value-type="string">
            <text:p text:style-name="P12">12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447</text:p>
          </table:table-cell>
          <table:table-cell table:style-name="MatriceConfuzie.A2" office:value-type="string">
            <text:p text:style-name="P13">2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2</text:p>
          </table:table-cell>
          <table:table-cell table:style-name="MatriceConfuzie.U2" office:value-type="string">
            <text:p text:style-name="P13">0</text:p>
          </table:table-cell>
        </table:table-row>
        <table:table-row>
          <table:table-cell table:style-name="MatriceConfuzie.A2" office:value-type="string">
            <text:p text:style-name="P12">1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25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382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3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6</text:p>
          </table:table-cell>
          <table:table-cell table:style-name="MatriceConfuzie.U2" office:value-type="string">
            <text:p text:style-name="P13">0</text:p>
          </table:table-cell>
        </table:table-row>
        <table:table-row>
          <table:table-cell table:style-name="MatriceConfuzie.A2" office:value-type="string">
            <text:p text:style-name="P12">1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3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441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U2" office:value-type="string">
            <text:p text:style-name="P13">0</text:p>
          </table:table-cell>
        </table:table-row>
        <table:table-row>
          <table:table-cell table:style-name="MatriceConfuzie.A2" office:value-type="string">
            <text:p text:style-name="P12">15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2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4</text:p>
          </table:table-cell>
          <table:table-cell table:style-name="MatriceConfuzie.A2" office:value-type="string">
            <text:p text:style-name="P12">4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389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U2" office:value-type="string">
            <text:p text:style-name="P13">6</text:p>
          </table:table-cell>
        </table:table-row>
        <table:table-row>
          <table:table-cell table:style-name="MatriceConfuzie.A2" office:value-type="string">
            <text:p text:style-name="P12">16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3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445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U2" office:value-type="string">
            <text:p text:style-name="P13">0</text:p>
          </table:table-cell>
        </table:table-row>
        <table:table-row>
          <table:table-cell table:style-name="MatriceConfuzie.A2" office:value-type="string">
            <text:p text:style-name="P12">1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2</text:p>
          </table:table-cell>
          <table:table-cell table:style-name="MatriceConfuzie.A2" office:value-type="string">
            <text:p text:style-name="P13">9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419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4</text:p>
          </table:table-cell>
          <table:table-cell table:style-name="MatriceConfuzie.U2" office:value-type="string">
            <text:p text:style-name="P13">0</text:p>
          </table:table-cell>
        </table:table-row>
        <table:table-row>
          <table:table-cell table:style-name="MatriceConfuzie.A2" office:value-type="string">
            <text:p text:style-name="P12">18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442</text:p>
          </table:table-cell>
          <table:table-cell table:style-name="MatriceConfuzie.A2" office:value-type="string">
            <text:p text:style-name="P13">0</text:p>
          </table:table-cell>
          <table:table-cell table:style-name="MatriceConfuzie.U2" office:value-type="string">
            <text:p text:style-name="P13">5</text:p>
          </table:table-cell>
        </table:table-row>
        <table:table-row>
          <table:table-cell table:style-name="MatriceConfuzie.A2" office:value-type="string">
            <text:p text:style-name="P12">19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7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1</text:p>
          </table:table-cell>
          <table:table-cell table:style-name="MatriceConfuzie.A2" office:value-type="string">
            <text:p text:style-name="P13">7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17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397</text:p>
          </table:table-cell>
          <table:table-cell table:style-name="MatriceConfuzie.U2" office:value-type="string">
            <text:p text:style-name="P13">1</text:p>
          </table:table-cell>
        </table:table-row>
        <table:table-row>
          <table:table-cell table:style-name="MatriceConfuzie.A2" office:value-type="string">
            <text:p text:style-name="P12">2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1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2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0</text:p>
          </table:table-cell>
          <table:table-cell table:style-name="MatriceConfuzie.A2" office:value-type="string">
            <text:p text:style-name="P13">5</text:p>
          </table:table-cell>
          <table:table-cell table:style-name="MatriceConfuzie.A2" office:value-type="string">
            <text:p text:style-name="P13">1</text:p>
          </table:table-cell>
          <table:table-cell table:style-name="MatriceConfuzie.U2" office:value-type="string">
            <text:p text:style-name="P13">424</text:p>
          </table:table-cell>
        </table:table-row>
      </table:table>
      <text:p text:style-name="Standard"/>
      <text:p text:style-name="P4"><text:span text:style-name="T2"><text:tab/>Aceasta are o medie la 3-fold cross validation de </text:span><text:span text:style-name="T1">0.937.</text:span></text:p>
      <text:p text:style-name="P4"><text:tab/><text:span text:style-name="T2">Feature-urile folosite pentru un subvector în acest exemplu sunt :</text:span></text:p>
      <text:list xml:id="list3149843562" text:style-name="L1">
        <text:list-item>
          <text:p text:style-name="P5"><text:span text:style-name="T2">media vectorului</text:span></text:p>
        </text:list-item>
        <text:list-item>
          <text:p text:style-name="P5"><text:span text:style-name="T2">minumul vectorului</text:span></text:p>
        </text:list-item>
        <text:list-item>
          <text:p text:style-name="P5"><text:soft-page-break/><text:span text:style-name="T2">prima cuartilă a vectorului</text:span></text:p>
        </text:list-item>
        <text:list-item>
          <text:p text:style-name="P5"><text:span text:style-name="T2">mediana vectorului</text:span></text:p>
        </text:list-item>
        <text:list-item>
          <text:p text:style-name="P5"><text:span text:style-name="T2">a treia cuartila a vectorului</text:span></text:p>
        </text:list-item>
        <text:list-item>
          <text:p text:style-name="P5"><text:span text:style-name="T2">maximul vectorului</text:span></text:p>
        </text:list-item>
        <text:list-item>
          <text:p text:style-name="P5"><text:span text:style-name="T2">deviația standard a populației vectorului</text:span></text:p>
        </text:list-item>
        <text:list-item>
          <text:p text:style-name="P5"><text:span text:style-name="T2">varianța populației vectorului</text:span></text:p>
        </text:list-item>
        <text:list-item>
          <text:p text:style-name="P7">devia<text:span text:style-name="T2">ția standard a vectorului</text:span></text:p>
        </text:list-item>
        <text:list-item>
          <text:p text:style-name="P7"><text:span text:style-name="T2">varianța vectorului</text:span></text:p>
        </text:list-item>
      </text:list>
      <text:p text:style-name="P9"><text:span text:style-name="T2"/></text:p>
      <text:p text:style-name="P9"><text:span text:style-name="T2"/></text:p>
      <text:p text:style-name="P10"><text:span text:style-name="T2">Prin cealaltă metoda a rezultat această sumă de matrici de confuzie:</text:span></text:p>
      <text:p text:style-name="P10"><text:span text:style-name="T5"/></text:p>
      <table:table table:name="MatriceConfuzie2" table:style-name="MatriceConfuzie2">
        <table:table-column table:style-name="MatriceConfuzie2.A"/>
        <table:table-column table:style-name="MatriceConfuzie2.B" table:number-columns-repeated="2"/>
        <table:table-column table:style-name="MatriceConfuzie2.D"/>
        <table:table-column table:style-name="MatriceConfuzie2.B" table:number-columns-repeated="5"/>
        <table:table-column table:style-name="MatriceConfuzie2.D"/>
        <table:table-column table:style-name="MatriceConfuzie2.K"/>
        <table:table-column table:style-name="MatriceConfuzie2.B"/>
        <table:table-column table:style-name="MatriceConfuzie2.M"/>
        <table:table-column table:style-name="MatriceConfuzie2.B" table:number-columns-repeated="4"/>
        <table:table-column table:style-name="MatriceConfuzie2.D"/>
        <table:table-column table:style-name="MatriceConfuzie2.M"/>
        <table:table-column table:style-name="MatriceConfuzie2.T"/>
        <table:table-column table:style-name="MatriceConfuzie2.U"/>
        <table:table-row>
          <table:table-cell table:style-name="MatriceConfuzie2.A1" office:value-type="string">
            <text:p text:style-name="P11"/>
          </table:table-cell>
          <table:table-cell table:style-name="MatriceConfuzie2.A1" office:value-type="string">
            <text:p text:style-name="P15">1</text:p>
          </table:table-cell>
          <table:table-cell table:style-name="MatriceConfuzie2.A1" office:value-type="string">
            <text:p text:style-name="P15">2</text:p>
          </table:table-cell>
          <table:table-cell table:style-name="MatriceConfuzie2.A1" office:value-type="string">
            <text:p text:style-name="P15">3</text:p>
          </table:table-cell>
          <table:table-cell table:style-name="MatriceConfuzie2.A1" office:value-type="string">
            <text:p text:style-name="P15">4</text:p>
          </table:table-cell>
          <table:table-cell table:style-name="MatriceConfuzie2.A1" office:value-type="string">
            <text:p text:style-name="P15">5</text:p>
          </table:table-cell>
          <table:table-cell table:style-name="MatriceConfuzie2.A1" office:value-type="string">
            <text:p text:style-name="P15">6</text:p>
          </table:table-cell>
          <table:table-cell table:style-name="MatriceConfuzie2.A1" office:value-type="string">
            <text:p text:style-name="P15">7</text:p>
          </table:table-cell>
          <table:table-cell table:style-name="MatriceConfuzie2.A1" office:value-type="string">
            <text:p text:style-name="P15">8</text:p>
          </table:table-cell>
          <table:table-cell table:style-name="MatriceConfuzie2.A1" office:value-type="string">
            <text:p text:style-name="P15">9</text:p>
          </table:table-cell>
          <table:table-cell table:style-name="MatriceConfuzie2.A1" office:value-type="string">
            <text:p text:style-name="P15">10</text:p>
          </table:table-cell>
          <table:table-cell table:style-name="MatriceConfuzie2.A1" office:value-type="string">
            <text:p text:style-name="P15">11</text:p>
          </table:table-cell>
          <table:table-cell table:style-name="MatriceConfuzie2.A1" office:value-type="string">
            <text:p text:style-name="P14">12</text:p>
          </table:table-cell>
          <table:table-cell table:style-name="MatriceConfuzie2.A1" office:value-type="string">
            <text:p text:style-name="P15">13</text:p>
          </table:table-cell>
          <table:table-cell table:style-name="MatriceConfuzie2.A1" office:value-type="string">
            <text:p text:style-name="P15">14</text:p>
          </table:table-cell>
          <table:table-cell table:style-name="MatriceConfuzie2.A1" office:value-type="string">
            <text:p text:style-name="P15">15</text:p>
          </table:table-cell>
          <table:table-cell table:style-name="MatriceConfuzie2.A1" office:value-type="string">
            <text:p text:style-name="P14">16</text:p>
          </table:table-cell>
          <table:table-cell table:style-name="MatriceConfuzie2.A1" office:value-type="string">
            <text:p text:style-name="P15">17</text:p>
          </table:table-cell>
          <table:table-cell table:style-name="MatriceConfuzie2.A1" office:value-type="string">
            <text:p text:style-name="P15">18</text:p>
          </table:table-cell>
          <table:table-cell table:style-name="MatriceConfuzie2.A1" office:value-type="string">
            <text:p text:style-name="P15">19</text:p>
          </table:table-cell>
          <table:table-cell table:style-name="MatriceConfuzie2.U1" office:value-type="string">
            <text:p text:style-name="P15">20</text:p>
          </table:table-cell>
        </table:table-row>
        <table:table-row>
          <table:table-cell table:style-name="MatriceConfuzie2.A2" office:value-type="string">
            <text:p text:style-name="P15">1</text:p>
          </table:table-cell>
          <table:table-cell table:style-name="MatriceConfuzie2.A2" office:value-type="string">
            <text:p text:style-name="P15">42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</text:p>
          </table:table-cell>
          <table:table-cell table:style-name="MatriceConfuzie2.A2" office:value-type="string">
            <text:p text:style-name="P15">1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1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U2" office:value-type="string">
            <text:p text:style-name="P15">0</text:p>
          </table:table-cell>
        </table:table-row>
        <table:table-row>
          <table:table-cell table:style-name="MatriceConfuzie2.A2" office:value-type="string">
            <text:p text:style-name="P15">2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397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7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4</text:p>
          </table:table-cell>
          <table:table-cell table:style-name="MatriceConfuzie2.A2" office:value-type="string">
            <text:p text:style-name="P15">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32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U2" office:value-type="string">
            <text:p text:style-name="P15">9</text:p>
          </table:table-cell>
        </table:table-row>
        <table:table-row>
          <table:table-cell table:style-name="MatriceConfuzie2.A2" office:value-type="string">
            <text:p text:style-name="P15">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417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7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13</text:p>
          </table:table-cell>
          <table:table-cell table:style-name="MatriceConfuzie2.U2" office:value-type="string">
            <text:p text:style-name="P15">0</text:p>
          </table:table-cell>
        </table:table-row>
        <table:table-row>
          <table:table-cell table:style-name="MatriceConfuzie2.A2" office:value-type="string">
            <text:p text:style-name="P15">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1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408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3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8</text:p>
          </table:table-cell>
          <table:table-cell table:style-name="MatriceConfuzie2.A2" office:value-type="string">
            <text:p text:style-name="P16">3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3</text:p>
          </table:table-cell>
        </table:table-row>
        <table:table-row>
          <table:table-cell table:style-name="MatriceConfuzie2.A2" office:value-type="string">
            <text:p text:style-name="P15">5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08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6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23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6</text:p>
          </table:table-cell>
          <table:table-cell table:style-name="MatriceConfuzie2.A2" office:value-type="string">
            <text:p text:style-name="P15">2</text:p>
          </table:table-cell>
          <table:table-cell table:style-name="MatriceConfuzie2.A2" office:value-type="string">
            <text:p text:style-name="P15">5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35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2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7</text:p>
          </table:table-cell>
          <table:table-cell table:style-name="MatriceConfuzie2.A2" office:value-type="string">
            <text:p text:style-name="P15">2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26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8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3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9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9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3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4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18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3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1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4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3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37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6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1</text:p>
          </table:table-cell>
        </table:table-row>
        <table:table-row>
          <table:table-cell table:style-name="MatriceConfuzie2.A2" office:value-type="string">
            <text:p text:style-name="P15">11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4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U2" office:value-type="string">
            <text:p text:style-name="P16">1</text:p>
          </table:table-cell>
        </table:table-row>
        <table:table-row>
          <table:table-cell table:style-name="MatriceConfuzie2.A2" office:value-type="string">
            <text:p text:style-name="P15">12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45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13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24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384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5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17</text:p>
          </table:table-cell>
          <table:table-cell table:style-name="MatriceConfuzie2.U2" office:value-type="string">
            <text:p text:style-name="P16">0</text:p>
          </table:table-cell>
        </table:table-row>
        <table:table-row>
          <table:table-cell table:style-name="MatriceConfuzie2.A2" office:value-type="string">
            <text:p text:style-name="P15">1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7">441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U2" office:value-type="string">
            <text:p text:style-name="P17">0</text:p>
          </table:table-cell>
        </table:table-row>
        <table:table-row>
          <table:table-cell table:style-name="MatriceConfuzie2.A2" office:value-type="string">
            <text:p text:style-name="P15">15</text:p>
          </table:table-cell>
          <table:table-cell table:style-name="MatriceConfuzie2.A2" office:value-type="string">
            <text:p text:style-name="P15">1</text:p>
          </table:table-cell>
          <table:table-cell table:style-name="MatriceConfuzie2.A2" office:value-type="string">
            <text:p text:style-name="P15">24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9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4</text:p>
          </table:table-cell>
          <table:table-cell table:style-name="MatriceConfuzie2.A2" office:value-type="string">
            <text:p text:style-name="P16">4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389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1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U2" office:value-type="string">
            <text:p text:style-name="P17">5</text:p>
          </table:table-cell>
        </table:table-row>
        <table:table-row>
          <table:table-cell table:style-name="MatriceConfuzie2.A2" office:value-type="string">
            <text:p text:style-name="P15">16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444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U2" office:value-type="string">
            <text:p text:style-name="P17">0</text:p>
          </table:table-cell>
        </table:table-row>
        <table:table-row>
          <table:table-cell table:style-name="MatriceConfuzie2.A2" office:value-type="string">
            <text:p text:style-name="P15">17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2</text:p>
          </table:table-cell>
          <table:table-cell table:style-name="MatriceConfuzie2.A2" office:value-type="string">
            <text:p text:style-name="P16">7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418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14</text:p>
          </table:table-cell>
          <table:table-cell table:style-name="MatriceConfuzie2.U2" office:value-type="string">
            <text:p text:style-name="P17">0</text:p>
          </table:table-cell>
        </table:table-row>
        <table:table-row>
          <table:table-cell table:style-name="MatriceConfuzie2.A2" office:value-type="string">
            <text:p text:style-name="P15">18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1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441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U2" office:value-type="string">
            <text:p text:style-name="P17">6</text:p>
          </table:table-cell>
        </table:table-row>
        <table:table-row>
          <table:table-cell table:style-name="MatriceConfuzie2.A2" office:value-type="string">
            <text:p text:style-name="P15">19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5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6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17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389</text:p>
          </table:table-cell>
          <table:table-cell table:style-name="MatriceConfuzie2.U2" office:value-type="string">
            <text:p text:style-name="P17">1</text:p>
          </table:table-cell>
        </table:table-row>
        <table:table-row>
          <table:table-cell table:style-name="MatriceConfuzie2.A2" office:value-type="string">
            <text:p text:style-name="P15">2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5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0</text:p>
          </table:table-cell>
          <table:table-cell table:style-name="MatriceConfuzie2.A2" office:value-type="string">
            <text:p text:style-name="P16">1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0</text:p>
          </table:table-cell>
          <table:table-cell table:style-name="MatriceConfuzie2.A2" office:value-type="string">
            <text:p text:style-name="P17">5</text:p>
          </table:table-cell>
          <table:table-cell table:style-name="MatriceConfuzie2.A2" office:value-type="string">
            <text:p text:style-name="P17">1</text:p>
          </table:table-cell>
          <table:table-cell table:style-name="MatriceConfuzie2.U2" office:value-type="string">
            <text:p text:style-name="P17">424</text:p>
          </table:table-cell>
        </table:table-row>
      </table:table>
      <text:p text:style-name="P9"><text:span text:style-name="T2"/></text:p>
      <text:p text:style-name="P10">Aceasta are o medie la 3-fold cross validation de 0.936.</text:p>
      <text:p text:style-name="P10">Feature-urile folosite pentru un subvector cu acest cod sunt:</text:p>
      <text:list xml:id="list224723451180658" text:continue-numbering="true" text:style-name="L1">
        <text:list-item>
          <text:p text:style-name="P6"><text:span text:style-name="T2">media vectorului</text:span></text:p>
        </text:list-item>
        <text:list-item>
          <text:p text:style-name="P6"><text:span text:style-name="T2">minumul vectorului</text:span></text:p>
        </text:list-item>
        <text:list-item>
          <text:p text:style-name="P6"><text:span text:style-name="T2">mediana vectorului</text:span></text:p>
        </text:list-item>
        <text:list-item>
          <text:p text:style-name="P6"><text:span text:style-name="T2">maximul vectorului</text:span></text:p>
        </text:list-item>
        <text:list-item>
          <text:p text:style-name="P6"><text:span text:style-name="T2">deviația standard a populației vectorului</text:span></text:p>
        </text:list-item>
        <text:list-item>
          <text:p text:style-name="P6"><text:span text:style-name="T2">varianța populației vectorului</text:span></text:p>
        </text:list-item>
        <text:list-item>
          <text:p text:style-name="P8">devia<text:span text:style-name="T2">ția standard a vectorului</text:span></text:p>
        </text:list-item>
        <text:list-item>
          <text:p text:style-name="P8"><text:span text:style-name="T2">varianța vectorulu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7d66" officeooo:paragraph-rsid="00197d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ume : Nițu Măndel-Andrei</text:p>
        <text:p text:style-name="MP1">Grupa: 2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9:09:13.703000000</meta:creation-date>
    <meta:generator>LibreOffice/6.0.7.3$Windows_X86_64 LibreOffice_project/dc89aa7a9eabfd848af146d5086077aeed2ae4a5</meta:generator>
    <dc:date>2019-05-29T22:47:21.486000000</dc:date>
    <meta:editing-duration>PT9M14S</meta:editing-duration>
    <meta:editing-cycles>1</meta:editing-cycles>
    <meta:document-statistic meta:table-count="2" meta:image-count="0" meta:object-count="0" meta:page-count="2" meta:paragraph-count="909" meta:word-count="1220" meta:character-count="3116" meta:non-whitespace-character-count="2818"/>
  </office:meta>
</office:document-meta>
</file>